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Heading_20_1">
      <style:text-properties officeooo:rsid="00191c5b" officeooo:paragraph-rsid="00191c5b"/>
    </style:style>
    <style:style style:name="P3" style:family="paragraph" style:parent-style-name="Standard">
      <style:text-properties officeooo:rsid="00191c5b" officeooo:paragraph-rsid="00191c5b"/>
    </style:style>
    <style:style style:name="P4" style:family="paragraph" style:parent-style-name="Standard">
      <style:text-properties officeooo:rsid="00191c5b" officeooo:paragraph-rsid="00191c5b"/>
    </style:style>
    <style:style style:name="T1" style:family="text">
      <style:text-properties fo:color="#008080"/>
    </style:style>
    <style:style style:name="T2" style:family="text">
      <style:text-properties fo:color="#0000ff"/>
    </style:style>
    <style:style style:name="T3" style:family="text">
      <style:text-properties fo:color="#008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bookmark text:name="cb_post_title_url"/><text:a xlink:type="simple" xlink:href="https://www.cnblogs.com/Caden-liu8888/p/5652168.html" text:style-name="Internet_20_link" text:visited-style-name="Visited_20_Internet_20_Link">linux内核打印级别</text:a>(数字越小，级别越高）</text:h>
      <text:section text:style-name="Sect1" text:name="cnblogs_post_body">
        <text:p text:style-name="Text_20_body">　　1.printk()是一个内核的一个记录日志的机制，经常用来记录信息或者警告。printk可以指定输出日志的优先级，在include/linux/kern_levels.h中有相应的宏定义　</text:p>
        <text:p text:style-name="Text_20_body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<text:p text:style-name="Preformatted_20_Text"><text:span text:style-name="T1"><text:s/>1</text:span> <text:span text:style-name="T2">#define</text:span> KERN_SOH <text:s text:c="3"/>"\001" <text:s text:c="5"/>/* ASCII Start Of Header */ <text:s/></text:p>
        <text:p text:style-name="Preformatted_20_Text"><text:span text:style-name="T1"><text:s/>2</text:span> <text:span text:style-name="T2">#define</text:span> KERN_SOH_ASCII <text:s/>'\001' <text:s/></text:p>
        <text:p text:style-name="Preformatted_20_Text"><text:span text:style-name="T1"><text:s/>3</text:span> <text:s text:c="2"/></text:p>
        <text:p text:style-name="Preformatted_20_Text"><text:span text:style-name="T1"><text:s/>4</text:span> <text:span text:style-name="T2">#define</text:span> KERN_EMERG <text:s/>KERN_SOH "0" <text:s text:c="3"/>/* system is unusable */ <text:s/></text:p>
        <text:p text:style-name="Preformatted_20_Text"><text:span text:style-name="T1"><text:s/>5</text:span> <text:span text:style-name="T2">#define</text:span> KERN_ALERT <text:s/>KERN_SOH "1" <text:s text:c="3"/>/* action must be taken immediately */ <text:s/></text:p>
        <text:p text:style-name="Preformatted_20_Text"><text:span text:style-name="T1"><text:s/>6</text:span> <text:span text:style-name="T2">#define</text:span> KERN_CRIT <text:s text:c="2"/>KERN_SOH "2" <text:s text:c="3"/>/* critical conditions */ <text:s/></text:p>
        <text:p text:style-name="Preformatted_20_Text"><text:span text:style-name="T1"><text:s/>7</text:span> <text:span text:style-name="T2">#define</text:span> KERN_ERR <text:s text:c="3"/>KERN_SOH "3" <text:s text:c="3"/>/* error conditions */ <text:s/></text:p>
        <text:p text:style-name="Preformatted_20_Text"><text:span text:style-name="T1"><text:s/>8</text:span> <text:span text:style-name="T2">#define</text:span> KERN_WARNING <text:s text:c="3"/>KERN_SOH "4" <text:s text:c="3"/>/* warning conditions */ <text:s/></text:p>
        <text:p text:style-name="Preformatted_20_Text"><text:span text:style-name="T1"><text:s/>9</text:span> <text:span text:style-name="T2">#define</text:span> KERN_NOTICE KERN_SOH "5" <text:s text:c="3"/>/* normal but significant condition */ <text:s/></text:p>
        <text:p text:style-name="Preformatted_20_Text"><text:span text:style-name="T1">10</text:span> <text:span text:style-name="T2">#define</text:span> KERN_INFO <text:s text:c="2"/>KERN_SOH "6" <text:s text:c="3"/>/* informational */ <text:s/></text:p>
        <text:p text:style-name="Preformatted_20_Text"><text:span text:style-name="T1">11</text:span> <text:span text:style-name="T2">#define</text:span> KERN_DEBUG <text:s/>KERN_SOH "7" <text:s text:c="3"/>/* debug-level messages */ <text:s/></text:p>
        <text:p text:style-name="Preformatted_20_Text"><text:span text:style-name="T1">12</text:span> <text:s text:c="2"/></text:p>
        <text:p text:style-name="Preformatted_20_Text"><text:span text:style-name="T1">13</text:span> <text:span text:style-name="T2">#define</text:span> KERN_DEFAULT <text:s text:c="3"/>KERN_SOH "d" <text:s text:c="3"/>/* the default kernel loglevel */ <text:s/></text:p>
        <text:p text:style-name="Preformatted_20_Text"><text:span text:style-name="T1">14</text:span> <text:s text:c="2"/></text:p>
        <text:p text:style-name="Preformatted_20_Text"><text:span text:style-name="T1">15</text:span> <text:span text:style-name="T3">/*</text:span> </text:p>
        <text:p text:style-name="Preformatted_20_Text"><text:span text:style-name="T1">16</text:span> <text:span text:style-name="T3"><text:s/>* Annotation for a "continued" line of log printout (only done after a </text:span></text:p>
        <text:p text:style-name="Preformatted_20_Text"><text:span text:style-name="T1">17</text:span> <text:span text:style-name="T3"><text:s/>* line that had no enclosing \n). Only to be used by core/arch code </text:span></text:p>
        <text:p text:style-name="Preformatted_20_Text"><text:span text:style-name="T1">18</text:span> <text:span text:style-name="T3"><text:s/>* during early bootup (a continued line is not SMP-safe otherwise). </text:span></text:p>
        <text:p text:style-name="Preformatted_20_Text"><text:span text:style-name="T1">19</text:span> <text:s/><text:span text:style-name="T3">*/</text:span> <text:s/></text:p>
        <text:p text:style-name="P1"><text:span text:style-name="T1">20</text:span> <text:span text:style-name="T2">#define</text:span> KERN_CONT <text:s text:c="2"/>"" <text:s/></text:p>
        <text:p text:style-name="Text_20_body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Text_20_body">　　如果不指定优先级，这printk就使用默认的优先级，DEFAULT_MESSAGE_LOGLEVEL 在linux-3.6.10/kernel/printk.c中有定义</text:p>
        <text:p text:style-name="Preformatted_20_Text"><text:span text:style-name="T1">1</text:span> <text:span text:style-name="T3">/* printk's without a loglevel use this.. */</text:span> <text:s/></text:p>
        <text:p text:style-name="Preformatted_20_Text"><text:span text:style-name="T1">2</text:span> <text:span text:style-name="T2">#define</text:span> DEFAULT_MESSAGE_LOGLEVEL CONFIG_DEFAULT_MESSAGE_LOGLEVEL <text:s/></text:p>
        <text:p text:style-name="Preformatted_20_Text"><text:span text:style-name="T1">3</text:span> <text:s text:c="2"/></text:p>
        <text:p text:style-name="Preformatted_20_Text"><text:span text:style-name="T1">4</text:span> <text:span text:style-name="T3">/* We show everything that is MORE important than this.. */</text:span> <text:s/></text:p>
        <text:p text:style-name="Preformatted_20_Text"><text:span text:style-name="T1">5</text:span> <text:span text:style-name="T2">#define</text:span> MINIMUM_CONSOLE_LOGLEVEL 1 /* Minimum loglevel we let people use */ <text:s/></text:p>
        <text:p text:style-name="P1"><text:span text:style-name="T1">6</text:span> <text:span text:style-name="T2">#define</text:span> DEFAULT_CONSOLE_LOGLEVEL 7 /* anything MORE serious than KERN_DEBUG */</text:p>
        <text:p text:style-name="Text_20_body">如果未对CONFIG_DEFAULT_MESSAGE_LOGLEVEL进行配置，则默认值是4</text:p>
        <text:p text:style-name="Text_20_body"> </text:p>
        <text:p text:style-name="Text_20_body">dmesg:分析核心产生的讯息</text:p>
        <text:p text:style-name="Text_20_body">dmesg |more                          //输出所有的核心开机时的信息。</text:p>
        <text:p text:style-name="Text_20_body">截取命令：cut grep</text:p>
        <text:p text:style-name="Text_20_body">　　grep：分析一行讯息，若当中有我们所需要的信息，就将该行拿出来</text:p>
      </text:section>
      <text:p text:style-name="P3"/>
      <text:p text:style-name="P3"/>
      <text:p text:style-name="P3"/>
      <text:p text:style-name="P3"/>
      <text:p text:style-name="P3"><text:soft-page-break/>console_loglevel</text:p>
      <text:p text:style-name="P3">只有当printk打印消息的log优先级高于console_loglevel时，才能输出到终端上</text:p>
      <text:p text:style-name="P3"/>
      <text:p text:style-name="P3">default_message_loglevel</text:p>
      <text:p text:style-name="P3">printk打印消息时默认的log等级</text:p>
      <text:p text:style-name="P3"/>
      <text:p text:style-name="P3">minimum_console_loglevel</text:p>
      <text:p text:style-name="P3">console_loglevel可以被设置的最小值</text:p>
      <text:p text:style-name="P3"/>
      <text:p text:style-name="P3">default_console_loglevel</text:p>
      <text:p text:style-name="P3">console_loglevel的缺省值</text:p>
      <text:p text:style-name="P3">1. 查看当前printk打印消息的log等级</text:p>
      <text:p text:style-name="P3"/>
      <text:p text:style-name="P3"># cat /proc/sys/kernel/printk</text:p>
      <text:p text:style-name="P3"># 7 4 1 7</text:p>
      <text:p text:style-name="P3"/>
      <text:p text:style-name="P3"><text:s text:c="4"/>1</text:p>
      <text:p text:style-name="P3"><text:s text:c="4"/>2</text:p>
      <text:p text:style-name="P3"/>
      <text:p text:style-name="P3">“7 4 1 7” 分别对应console_loglevel、default_message_loglevel、minimum_c onsole_loglevel、default_console_loglevel，意味着只有优先级高于KERN_DEBUG(7)的打印消息才能输出到终端</text:p>
      <text:p text:style-name="P3">2. 改变console_loglevel</text:p>
      <text:p text:style-name="P3"/>
      <text:p text:style-name="P3"># echo 8 4 1 7 &gt; /proc/sys/kernel/printk</text:p>
      <text:p text:style-name="P3"/>
      <text:p text:style-name="P3"><text:s text:c="4"/>1</text:p>
      <text:p text:style-name="P3"/>
      <text:p text:style-name="P3">输入“8 4 1 7”改变console_loglevel值，使得所有的打印消息都能输出到终端;</text:p>
      <text:p text:style-name="P3">如果想屏蔽掉所有的内核printk打印，那么只需要把第一个数值调到最小值1或者0。</text:p>
      <text:p text:style-name="P3"/>
      <text:p text:style-name="P3"># echo 1 <text:s text:c="3"/>4 <text:s text:c="3"/>1 <text:s text:c="2"/>7 &gt; /proc/sys/kernel/printk</text:p>
      <text:p text:style-name="P3"/>
      <text:p text:style-name="P3"><text:s text:c="4"/>1</text:p>
      <text:p text:style-name="P3"/>
      <text:p text:style-name="P3">或者</text:p>
      <text:p text:style-name="P3"/>
      <text:p text:style-name="P3"># echo 0 <text:s text:c="3"/>4 <text:s text:c="3"/>0 <text:s text:c="2"/>7 &gt; /proc/sys/kernel/printk</text:p>
      <text:p text:style-name="P3"/>
      <text:p text:style-name="P3"><text:s text:c="4"/>1</text:p>
      <text:p text:style-name="P3"/>
      <text:p text:style-name="P3">printk打印举例</text:p>
      <text:p text:style-name="P3"/>
      <text:p text:style-name="P3">为了确认内核打印等级以及prink 参数对打印的分级，在驱动中加入如下代码。</text:p>
      <text:p text:style-name="P3">每次insmod 、rmmod led模块时，根据打印等级的设置，得到不同的打印结果：</text:p>
      <text:p text:style-name="P3"/>
      <text:p text:style-name="P3"><text:s text:c="3"/>printk(KERN_EMERG " 1111111 KERN_EMERG\n");</text:p>
      <text:p text:style-name="P3"><text:s text:c="3"/>printk(KERN_ALERT " 2222 KERN_ALERT\n");</text:p>
      <text:p text:style-name="P3"><text:s text:c="3"/>printk(KERN_CRIT " 3333333 KERN_CRIT\n");</text:p>
      <text:p text:style-name="P3"><text:s text:c="3"/>printk(KERN_ERR " 44444444 KERN_ERR\n");</text:p>
      <text:p text:style-name="P3"><text:soft-page-break/><text:s text:c="3"/>printk(KERN_WARNING " 55555 KERN_WARNING\n");</text:p>
      <text:p text:style-name="P3"><text:s text:c="3"/>printk(KERN_NOTICE " 66666 KERN_NOTICE\n");</text:p>
      <text:p text:style-name="P3"><text:s text:c="3"/>printk(KERN_INFO " 77777 KERN_INFO\n");</text:p>
      <text:p text:style-name="P3"><text:s text:c="3"/>printk(KERN_DEBUG " 888888 KERN_DEBUG\n");</text:p>
      <text:p text:style-name="P3"><text:s text:c="3"/>printk(" 9999 no_fix\n");</text:p>
      <text:p text:style-name="P3"/>
      <text:p text:style-name="P3"><text:s text:c="4"/>1</text:p>
      <text:p text:style-name="P3"><text:s text:c="4"/>2</text:p>
      <text:p text:style-name="P3"><text:s text:c="4"/>3</text:p>
      <text:p text:style-name="P3"><text:s text:c="4"/>4</text:p>
      <text:p text:style-name="P3"><text:s text:c="4"/>5</text:p>
      <text:p text:style-name="P3"><text:s text:c="4"/>6</text:p>
      <text:p text:style-name="P3"><text:s text:c="4"/>7</text:p>
      <text:p text:style-name="P3"><text:s text:c="4"/>8</text:p>
      <text:p text:style-name="P3"><text:s text:c="4"/>9</text:p>
      <text:p text:style-name="P3"/>
      <text:p text:style-name="P3">操作：</text:p>
      <text:p text:style-name="P3"/>
      <text:p text:style-name="P3">一次性地设置编译内核源码时默认的打印级数：【它们在kernel/printk.c中定义】</text:p>
      <text:p text:style-name="P3"/>
      <text:p text:style-name="P3">echo 8 4 1 7 &gt; /proc/sys/kernel/printk</text:p>
      <text:p text:style-name="P3"/>
      <text:p text:style-name="P3"><text:s text:c="4"/>1</text:p>
      <text:p text:style-name="P3"/>
      <text:p text:style-name="P3">insmod 模块后，打印信息如下：</text:p>
      <text:p text:style-name="P3"/>
      <text:p text:style-name="P3">1111111 KERN_EMERG</text:p>
      <text:p text:style-name="P3"/>
      <text:p text:style-name="P3">2222 KERN_ALERT</text:p>
      <text:p text:style-name="P3"/>
      <text:p text:style-name="P3">3333333 KERN_CRIT</text:p>
      <text:p text:style-name="P3"/>
      <text:p text:style-name="P3">44444444 KERN_ERR</text:p>
      <text:p text:style-name="P3"/>
      <text:p text:style-name="P3">55555 KERN_WARNING</text:p>
      <text:p text:style-name="P3"/>
      <text:p text:style-name="P3">66666 KERN_NOTICE</text:p>
      <text:p text:style-name="P3"/>
      <text:p text:style-name="P3">77777 KERN_INFO</text:p>
      <text:p text:style-name="P3"/>
      <text:p text:style-name="P3">888888 KERN_DEBUG</text:p>
      <text:p text:style-name="P3"/>
      <text:p text:style-name="P3">9999 no_fix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0:13:25.584381364</meta:creation-date>
    <dc:date>2019-08-01T12:55:42.375915807</dc:date>
    <meta:editing-duration>PT8M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96" meta:word-count="783" meta:character-count="3159" meta:non-whitespace-character-count="2643"/>
  </office:meta>
</office:document-meta>
</file>